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officeooo:rsid="00112e90" officeooo:paragraph-rsid="00112e90"/>
    </style:style>
    <style:style style:name="P3" style:family="paragraph" style:parent-style-name="Standard">
      <style:text-properties style:font-name="Arial" officeooo:rsid="00112e90" officeooo:paragraph-rsid="00133683"/>
    </style:style>
    <style:style style:name="P4" style:family="paragraph" style:parent-style-name="Standard">
      <style:text-properties style:font-name="Arial" officeooo:rsid="00112e90" officeooo:paragraph-rsid="006bc156"/>
    </style:style>
    <style:style style:name="P5" style:family="paragraph" style:parent-style-name="Standard">
      <style:text-properties style:font-name="Arial" officeooo:rsid="00112e90" officeooo:paragraph-rsid="003cd91b"/>
    </style:style>
    <style:style style:name="P6" style:family="paragraph" style:parent-style-name="Standard">
      <style:text-properties style:font-name="Arial" officeooo:rsid="0011a50d" officeooo:paragraph-rsid="0011a50d"/>
    </style:style>
    <style:style style:name="P7" style:family="paragraph" style:parent-style-name="Standard">
      <style:text-properties style:font-name="Arial" officeooo:rsid="0011a50d" officeooo:paragraph-rsid="00112e90"/>
    </style:style>
    <style:style style:name="P8" style:family="paragraph" style:parent-style-name="Standard">
      <style:text-properties style:font-name="Arial" officeooo:rsid="00133683" officeooo:paragraph-rsid="00133683"/>
    </style:style>
    <style:style style:name="P9" style:family="paragraph" style:parent-style-name="Standard">
      <style:text-properties style:font-name="Arial" officeooo:rsid="00133683" officeooo:paragraph-rsid="0049d32a"/>
    </style:style>
    <style:style style:name="P10" style:family="paragraph" style:parent-style-name="Standard">
      <style:text-properties style:font-name="Arial" officeooo:rsid="00133683" officeooo:paragraph-rsid="00224d60"/>
    </style:style>
    <style:style style:name="P11" style:family="paragraph" style:parent-style-name="Standard">
      <style:text-properties style:font-name="Arial" fo:font-weight="bold" officeooo:rsid="00169a7c" officeooo:paragraph-rsid="00169a7c" style:font-weight-asian="bold" style:font-weight-complex="bold"/>
    </style:style>
    <style:style style:name="P12" style:family="paragraph" style:parent-style-name="Standard">
      <style:text-properties style:font-name="Arial" fo:font-weight="bold" officeooo:rsid="00112e90" officeooo:paragraph-rsid="00112e90" style:font-weight-asian="bold" style:font-weight-complex="bold"/>
    </style:style>
    <style:style style:name="P13" style:family="paragraph" style:parent-style-name="Standard">
      <style:text-properties style:font-name="Arial" fo:font-weight="bold" officeooo:rsid="0055c05c" officeooo:paragraph-rsid="006bc156" style:font-weight-asian="bold" style:font-weight-complex="bold"/>
    </style:style>
    <style:style style:name="P14" style:family="paragraph" style:parent-style-name="Standard">
      <style:text-properties style:font-name="Arial" fo:font-weight="bold" officeooo:rsid="00796e5e" officeooo:paragraph-rsid="006bc156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8pt" fo:font-weight="bold" officeooo:rsid="00112e90" officeooo:paragraph-rsid="00112e90" style:font-size-asian="18pt" style:font-weight-asian="bold" style:font-size-complex="18pt" style:font-weight-complex="bold"/>
    </style:style>
    <style:style style:name="P16" style:family="paragraph" style:parent-style-name="Standard">
      <style:text-properties style:font-name="Arial" fo:font-weight="normal" officeooo:rsid="00169a7c" officeooo:paragraph-rsid="00169a7c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2b9b23" officeooo:paragraph-rsid="002b9b23" style:font-weight-asian="normal" style:font-weight-complex="normal"/>
    </style:style>
    <style:style style:name="P18" style:family="paragraph" style:parent-style-name="Standard">
      <style:text-properties style:font-name="Arial" officeooo:rsid="0018d19a" officeooo:paragraph-rsid="0018d19a"/>
    </style:style>
    <style:style style:name="P19" style:family="paragraph" style:parent-style-name="Standard">
      <style:text-properties style:font-name="Arial" officeooo:rsid="0018d19a" officeooo:paragraph-rsid="00438c2b"/>
    </style:style>
    <style:style style:name="P20" style:family="paragraph" style:parent-style-name="Standard">
      <style:text-properties style:font-name="Arial" officeooo:rsid="001995ec" officeooo:paragraph-rsid="001995ec"/>
    </style:style>
    <style:style style:name="P21" style:family="paragraph" style:parent-style-name="Standard">
      <style:text-properties style:font-name="Arial" officeooo:rsid="001c22c7" officeooo:paragraph-rsid="001c22c7"/>
    </style:style>
    <style:style style:name="P22" style:family="paragraph" style:parent-style-name="Standard">
      <style:text-properties style:font-name="Arial" officeooo:rsid="00224d60" officeooo:paragraph-rsid="00224d60"/>
    </style:style>
    <style:style style:name="P23" style:family="paragraph" style:parent-style-name="Standard">
      <style:text-properties style:font-name="Arial" officeooo:rsid="002b9b23" officeooo:paragraph-rsid="002b9b23"/>
    </style:style>
    <style:style style:name="P24" style:family="paragraph" style:parent-style-name="Standard">
      <style:text-properties style:font-name="Arial" officeooo:rsid="002b9b23" officeooo:paragraph-rsid="0049d32a"/>
    </style:style>
    <style:style style:name="P25" style:family="paragraph" style:parent-style-name="Standard">
      <style:text-properties style:font-name="Arial" officeooo:rsid="002d66db" officeooo:paragraph-rsid="002d66db"/>
    </style:style>
    <style:style style:name="P26" style:family="paragraph" style:parent-style-name="Standard">
      <style:text-properties style:font-name="Arial" fo:font-size="12pt" fo:font-weight="normal" officeooo:rsid="001995ec" officeooo:paragraph-rsid="001995ec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Arial" fo:font-size="12pt" fo:font-weight="normal" officeooo:rsid="00298777" officeooo:paragraph-rsid="00298777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Arial" fo:font-size="12pt" fo:font-weight="normal" officeooo:rsid="0029d6a0" officeooo:paragraph-rsid="0029d6a0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Arial" fo:font-size="12pt" fo:font-weight="normal" officeooo:rsid="003388dd" officeooo:paragraph-rsid="003388dd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Arial" fo:font-size="12pt" fo:font-weight="normal" officeooo:rsid="00441cfb" officeooo:paragraph-rsid="00441cfb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Arial" fo:font-size="12pt" fo:font-weight="normal" officeooo:rsid="004d34c7" officeooo:paragraph-rsid="004d34c7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Arial" fo:font-size="12pt" fo:font-weight="normal" officeooo:rsid="004ddb4a" officeooo:paragraph-rsid="004ddb4a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Arial" fo:font-size="12pt" fo:font-weight="normal" officeooo:rsid="00653103" officeooo:paragraph-rsid="003388dd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Arial" fo:font-size="12pt" fo:font-weight="normal" officeooo:rsid="006c16ee" officeooo:paragraph-rsid="006c16ee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Arial" fo:font-size="12pt" fo:font-weight="normal" officeooo:rsid="006c16ee" officeooo:paragraph-rsid="0070e277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Arial" fo:font-size="12pt" fo:font-weight="normal" officeooo:rsid="006c16ee" officeooo:paragraph-rsid="00722ac9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Arial" fo:font-size="12pt" fo:font-weight="normal" officeooo:rsid="006c16ee" officeooo:paragraph-rsid="0073f533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Arial" fo:font-size="12pt" fo:font-weight="normal" officeooo:rsid="0070e277" officeooo:paragraph-rsid="0070e277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Arial" fo:font-size="12pt" fo:font-weight="normal" officeooo:rsid="0070e277" officeooo:paragraph-rsid="00722ac9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Arial" fo:font-size="12pt" fo:font-weight="normal" officeooo:rsid="00722ac9" officeooo:paragraph-rsid="00722ac9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Arial" fo:font-size="12pt" fo:font-weight="normal" officeooo:rsid="0076d6b4" officeooo:paragraph-rsid="0076d6b4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Arial" fo:font-size="12pt" fo:font-weight="normal" officeooo:rsid="00778e99" officeooo:paragraph-rsid="00778e99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Arial" fo:font-size="12pt" fo:font-weight="normal" officeooo:rsid="00672024" officeooo:paragraph-rsid="00672024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Arial" fo:font-size="12pt" fo:font-weight="normal" officeooo:rsid="007e6aa0" officeooo:paragraph-rsid="007e6aa0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Arial" fo:font-size="12pt" fo:font-weight="normal" officeooo:rsid="007f21bc" officeooo:paragraph-rsid="007f21bc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Arial" fo:font-size="12pt" fo:font-weight="normal" officeooo:rsid="0088f8e5" officeooo:paragraph-rsid="0088f8e5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Arial" fo:font-size="12pt" fo:font-weight="normal" officeooo:rsid="008926fe" officeooo:paragraph-rsid="008926fe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Arial" fo:font-size="12pt" fo:font-weight="normal" officeooo:rsid="008d1ffb" officeooo:paragraph-rsid="008d1ffb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Arial" fo:font-size="12pt" fo:font-weight="bold" officeooo:rsid="00298777" officeooo:paragraph-rsid="00298777" style:font-size-asian="12pt" style:font-weight-asian="bold" style:font-size-complex="12pt" style:font-weight-complex="bold"/>
    </style:style>
    <style:style style:name="P50" style:family="paragraph" style:parent-style-name="Standard">
      <style:text-properties style:font-name="Arial" fo:font-size="12pt" fo:font-weight="bold" officeooo:rsid="0029d6a0" officeooo:paragraph-rsid="0029d6a0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Arial" fo:font-size="12pt" fo:font-weight="bold" officeooo:rsid="003388dd" officeooo:paragraph-rsid="003388dd" style:font-size-asian="12pt" style:font-weight-asian="bold" style:font-size-complex="12pt" style:font-weight-complex="bold"/>
    </style:style>
    <style:style style:name="P52" style:family="paragraph" style:parent-style-name="Standard">
      <style:text-properties style:font-name="Arial" fo:font-size="12pt" fo:font-weight="bold" officeooo:rsid="00441cfb" officeooo:paragraph-rsid="0029d6a0" style:font-size-asian="12pt" style:font-weight-asian="bold" style:font-size-complex="12pt" style:font-weight-complex="bold"/>
    </style:style>
    <style:style style:name="P53" style:family="paragraph" style:parent-style-name="Standard">
      <style:text-properties style:font-name="Arial" fo:font-size="12pt" fo:font-weight="bold" officeooo:rsid="007e6aa0" officeooo:paragraph-rsid="007e6aa0" style:font-size-asian="12pt" style:font-weight-asian="bold" style:font-size-complex="12pt" style:font-weight-complex="bold"/>
    </style:style>
    <style:style style:name="P54" style:family="paragraph" style:parent-style-name="Standard">
      <style:text-properties style:font-name="Arial" officeooo:rsid="003fdb72" officeooo:paragraph-rsid="00112e90"/>
    </style:style>
    <style:style style:name="P55" style:family="paragraph" style:parent-style-name="Standard">
      <style:text-properties style:font-name="Arial" officeooo:rsid="00413ed4" officeooo:paragraph-rsid="00413ed4"/>
    </style:style>
    <style:style style:name="P56" style:family="paragraph" style:parent-style-name="Standard">
      <style:text-properties style:font-name="Arial" officeooo:rsid="00413ed4" officeooo:paragraph-rsid="004f1d88"/>
    </style:style>
    <style:style style:name="P57" style:family="paragraph" style:parent-style-name="Standard">
      <style:text-properties style:font-name="Arial" officeooo:rsid="00413ed4" officeooo:paragraph-rsid="00513a2c"/>
    </style:style>
    <style:style style:name="P58" style:family="paragraph" style:parent-style-name="Standard">
      <style:text-properties style:font-name="Arial" officeooo:rsid="00438c2b" officeooo:paragraph-rsid="00438c2b"/>
    </style:style>
    <style:style style:name="P59" style:family="paragraph" style:parent-style-name="Standard">
      <style:text-properties style:font-name="Arial" officeooo:rsid="00205c29" officeooo:paragraph-rsid="00438c2b"/>
    </style:style>
    <style:style style:name="P60" style:family="paragraph" style:parent-style-name="Standard">
      <style:text-properties style:font-name="Arial" officeooo:rsid="001eed66" officeooo:paragraph-rsid="0049d32a"/>
    </style:style>
    <style:style style:name="P61" style:family="paragraph" style:parent-style-name="Standard">
      <style:text-properties style:font-name="Arial" officeooo:rsid="0049d32a" officeooo:paragraph-rsid="0049d32a"/>
    </style:style>
    <style:style style:name="P62" style:family="paragraph" style:parent-style-name="Standard">
      <style:text-properties style:font-name="Arial" officeooo:rsid="0049d32a" officeooo:paragraph-rsid="0076d6b4"/>
    </style:style>
    <style:style style:name="P63" style:family="paragraph" style:parent-style-name="Standard">
      <style:text-properties style:font-name="Arial" officeooo:rsid="004ba7e1" officeooo:paragraph-rsid="004ba7e1"/>
    </style:style>
    <style:style style:name="P64" style:family="paragraph" style:parent-style-name="Standard">
      <style:text-properties style:font-name="Arial" officeooo:rsid="004de847" officeooo:paragraph-rsid="004de847"/>
    </style:style>
    <style:style style:name="P65" style:family="paragraph" style:parent-style-name="Standard">
      <style:text-properties style:font-name="Arial" officeooo:rsid="004f1d88" officeooo:paragraph-rsid="004f1d88"/>
    </style:style>
    <style:style style:name="P66" style:family="paragraph" style:parent-style-name="Standard">
      <style:text-properties style:font-name="Arial" officeooo:rsid="0041df56" officeooo:paragraph-rsid="00513a2c"/>
    </style:style>
    <style:style style:name="P67" style:family="paragraph" style:parent-style-name="Standard">
      <style:text-properties style:font-name="Arial" officeooo:rsid="00513a2c" officeooo:paragraph-rsid="00513a2c"/>
    </style:style>
    <style:style style:name="P68" style:family="paragraph" style:parent-style-name="Standard">
      <style:text-properties style:font-name="Arial" officeooo:rsid="0055c05c" officeooo:paragraph-rsid="006bc156"/>
    </style:style>
    <style:style style:name="P69" style:family="paragraph" style:parent-style-name="Standard">
      <style:text-properties style:font-name="Arial" officeooo:rsid="0069464d" officeooo:paragraph-rsid="006bc156"/>
    </style:style>
    <style:style style:name="P70" style:family="paragraph" style:parent-style-name="Standard">
      <style:text-properties style:font-name="Arial" officeooo:rsid="003cd91b" officeooo:paragraph-rsid="006bc156"/>
    </style:style>
    <style:style style:name="P71" style:family="paragraph" style:parent-style-name="Standard">
      <style:text-properties style:font-name="Arial" officeooo:rsid="0076d6b4" officeooo:paragraph-rsid="0076d6b4"/>
    </style:style>
    <style:style style:name="P72" style:family="paragraph" style:parent-style-name="Standard">
      <style:text-properties style:font-name="Arial" officeooo:rsid="00796e5e" officeooo:paragraph-rsid="00796e5e"/>
    </style:style>
    <style:style style:name="P73" style:family="paragraph" style:parent-style-name="Standard">
      <style:text-properties style:font-name="Arial" officeooo:rsid="007ac2ee" officeooo:paragraph-rsid="007ac2ee"/>
    </style:style>
    <style:style style:name="P74" style:family="paragraph" style:parent-style-name="Standard">
      <style:text-properties style:font-name="Lucida Console" fo:font-size="10pt" fo:font-weight="normal" officeooo:rsid="0017ef73" officeooo:paragraph-rsid="00169a7c" style:font-size-asian="10pt" style:font-weight-asian="normal" style:font-size-complex="10pt" style:font-weight-complex="normal"/>
    </style:style>
    <style:style style:name="P75" style:family="paragraph" style:parent-style-name="Standard">
      <style:text-properties style:font-name="Lucida Console" fo:font-size="10pt" fo:font-weight="normal" officeooo:rsid="007e6aa0" officeooo:paragraph-rsid="007e6aa0" style:font-size-asian="10pt" style:font-weight-asian="normal" style:font-size-complex="10pt" style:font-weight-complex="normal"/>
    </style:style>
    <style:style style:name="P76" style:family="paragraph" style:parent-style-name="Standard">
      <style:text-properties style:font-name="Lucida Console" fo:font-size="10pt" fo:font-weight="normal" officeooo:rsid="007f21bc" officeooo:paragraph-rsid="007f21bc" style:font-size-asian="10pt" style:font-weight-asian="normal" style:font-size-complex="10pt" style:font-weight-complex="normal"/>
    </style:style>
    <style:style style:name="P77" style:family="paragraph" style:parent-style-name="Standard">
      <style:text-properties style:font-name="Lucida Console" fo:font-size="10pt" fo:font-weight="normal" officeooo:rsid="008926fe" officeooo:paragraph-rsid="008926fe" style:font-size-asian="10pt" style:font-weight-asian="normal" style:font-size-complex="10pt" style:font-weight-complex="normal"/>
    </style:style>
    <style:style style:name="P78" style:family="paragraph" style:parent-style-name="Standard">
      <style:text-properties style:font-name="Lucida Console" fo:font-size="10pt" officeooo:rsid="00796e5e" officeooo:paragraph-rsid="00796e5e" style:font-size-asian="10pt" style:font-size-complex="10pt"/>
    </style:style>
    <style:style style:name="P79" style:family="paragraph" style:parent-style-name="Standard">
      <style:text-properties style:font-name="Lucida Console" fo:font-size="8pt" fo:font-weight="normal" officeooo:rsid="0088f8e5" officeooo:paragraph-rsid="0088f8e5" style:font-size-asian="8pt" style:font-weight-asian="normal" style:font-size-complex="8pt" style:font-weight-complex="normal"/>
    </style:style>
    <style:style style:name="P80" style:family="paragraph" style:parent-style-name="Standard">
      <style:text-properties style:font-name="Lucida Console" fo:font-size="8.5pt" fo:font-weight="normal" officeooo:rsid="0088f8e5" officeooo:paragraph-rsid="0088f8e5" style:font-size-asian="8.5pt" style:font-weight-asian="normal" style:font-size-complex="8.5pt" style:font-weight-complex="normal"/>
    </style:style>
    <style:style style:name="P81" style:family="paragraph" style:parent-style-name="Standard">
      <style:text-properties officeooo:paragraph-rsid="0049d32a"/>
    </style:style>
    <style:style style:name="P82" style:family="paragraph" style:parent-style-name="Standard">
      <style:text-properties officeooo:rsid="0049d32a" officeooo:paragraph-rsid="0049d32a"/>
    </style:style>
    <style:style style:name="P83" style:family="paragraph" style:parent-style-name="Footnote">
      <style:text-properties style:font-name="Arial" officeooo:rsid="00205c29" officeooo:paragraph-rsid="00205c29"/>
    </style:style>
    <style:style style:name="P84" style:family="paragraph" style:parent-style-name="Footnote">
      <style:text-properties style:font-name="Arial" officeooo:rsid="0076bcc9" officeooo:paragraph-rsid="0076bcc9"/>
    </style:style>
    <style:style style:name="P85" style:family="paragraph" style:parent-style-name="Table_20_Contents">
      <style:text-properties style:font-name="Arial" officeooo:rsid="0068780d" officeooo:paragraph-rsid="006bc156"/>
    </style:style>
    <style:style style:name="P86" style:family="paragraph" style:parent-style-name="Table_20_Contents">
      <style:text-properties style:font-name="Arial" officeooo:rsid="0068b889" officeooo:paragraph-rsid="006bc156"/>
    </style:style>
    <style:style style:name="P87" style:family="paragraph" style:parent-style-name="Table_20_Contents">
      <style:text-properties style:font-name="Arial" officeooo:paragraph-rsid="006bc156"/>
    </style:style>
    <style:style style:name="P88" style:family="paragraph" style:parent-style-name="Table_20_Contents">
      <style:text-properties style:font-name="Arial" officeooo:rsid="006c4f39" officeooo:paragraph-rsid="006c4f39"/>
    </style:style>
    <style:style style:name="P89" style:family="paragraph" style:parent-style-name="Standard" style:list-style-name="L1">
      <style:text-properties style:font-name="Arial" officeooo:rsid="0055c05c" officeooo:paragraph-rsid="006bc156"/>
    </style:style>
    <style:style style:name="P90" style:family="paragraph" style:parent-style-name="Standard">
      <style:text-properties style:font-name="Arial" officeooo:rsid="0076d6b4" officeooo:paragraph-rsid="0076d6b4"/>
    </style:style>
    <style:style style:name="P91" style:family="paragraph" style:parent-style-name="Standard">
      <style:text-properties style:font-name="Lucida Console" fo:font-size="10pt" officeooo:rsid="0091436a" officeooo:paragraph-rsid="0091436a" style:font-size-asian="10pt" style:font-size-complex="10pt"/>
    </style:style>
    <style:style style:name="T1" style:family="text">
      <style:text-properties officeooo:rsid="0011a50d"/>
    </style:style>
    <style:style style:name="T2" style:family="text">
      <style:text-properties officeooo:rsid="00133683"/>
    </style:style>
    <style:style style:name="T3" style:family="text">
      <style:text-properties officeooo:rsid="0017ef73"/>
    </style:style>
    <style:style style:name="T4" style:family="text">
      <style:text-properties officeooo:rsid="0018d19a"/>
    </style:style>
    <style:style style:name="T5" style:family="text">
      <style:text-properties officeooo:rsid="001b4102"/>
    </style:style>
    <style:style style:name="T6" style:family="text">
      <style:text-properties officeooo:rsid="00224d60"/>
    </style:style>
    <style:style style:name="T7" style:family="text">
      <style:text-properties officeooo:rsid="0023749b"/>
    </style:style>
    <style:style style:name="T8" style:family="text">
      <style:text-properties officeooo:rsid="002b9b23"/>
    </style:style>
    <style:style style:name="T9" style:family="text">
      <style:text-properties officeooo:rsid="002d66db"/>
    </style:style>
    <style:style style:name="T10" style:family="text">
      <style:text-properties officeooo:rsid="00300094"/>
    </style:style>
    <style:style style:name="T11" style:family="text">
      <style:text-properties officeooo:rsid="003429a6"/>
    </style:style>
    <style:style style:name="T12" style:family="text">
      <style:text-properties style:font-name="Arial"/>
    </style:style>
    <style:style style:name="T13" style:family="text">
      <style:text-properties style:font-name="Arial" officeooo:rsid="002b9b23"/>
    </style:style>
    <style:style style:name="T14" style:family="text">
      <style:text-properties style:font-name="Arial" officeooo:rsid="00360db9"/>
    </style:style>
    <style:style style:name="T15" style:family="text">
      <style:text-properties style:font-name="Arial" fo:font-style="italic" officeooo:rsid="00360db9" style:font-style-asian="italic" style:font-style-complex="italic"/>
    </style:style>
    <style:style style:name="T16" style:family="text">
      <style:text-properties officeooo:rsid="00390bc3"/>
    </style:style>
    <style:style style:name="T17" style:family="text">
      <style:text-properties style:text-underline-style="solid" style:text-underline-width="auto" style:text-underline-color="font-color" officeooo:rsid="00390bc3"/>
    </style:style>
    <style:style style:name="T18" style:family="text">
      <style:text-properties officeooo:rsid="003a1e9b"/>
    </style:style>
    <style:style style:name="T19" style:family="text">
      <style:text-properties officeooo:rsid="0041df56"/>
    </style:style>
    <style:style style:name="T20" style:family="text">
      <style:text-properties officeooo:rsid="00438c2b"/>
    </style:style>
    <style:style style:name="T21" style:family="text">
      <style:text-properties officeooo:rsid="004ddb4a"/>
    </style:style>
    <style:style style:name="T22" style:family="text">
      <style:text-properties officeooo:rsid="004de847"/>
    </style:style>
    <style:style style:name="T23" style:family="text">
      <style:text-properties officeooo:rsid="004f1d88"/>
    </style:style>
    <style:style style:name="T24" style:family="text">
      <style:text-properties officeooo:rsid="004fde98"/>
    </style:style>
    <style:style style:name="T25" style:family="text">
      <style:text-properties officeooo:rsid="00513a2c"/>
    </style:style>
    <style:style style:name="T26" style:family="text">
      <style:text-properties officeooo:rsid="00413ed4"/>
    </style:style>
    <style:style style:name="T27" style:family="text">
      <style:text-properties officeooo:rsid="00546d4a"/>
    </style:style>
    <style:style style:name="T28" style:family="text">
      <style:text-properties officeooo:rsid="00550a21"/>
    </style:style>
    <style:style style:name="T29" style:family="text">
      <style:text-properties officeooo:rsid="005730f2"/>
    </style:style>
    <style:style style:name="T30" style:family="text">
      <style:text-properties officeooo:rsid="005c493d"/>
    </style:style>
    <style:style style:name="T31" style:family="text">
      <style:text-properties officeooo:rsid="00683aa1"/>
    </style:style>
    <style:style style:name="T32" style:family="text">
      <style:text-properties officeooo:rsid="0069464d"/>
    </style:style>
    <style:style style:name="T33" style:family="text">
      <style:text-properties officeooo:rsid="006bc156"/>
    </style:style>
    <style:style style:name="T34" style:family="text">
      <style:text-properties officeooo:rsid="006c16ee"/>
    </style:style>
    <style:style style:name="T35" style:family="text">
      <style:text-properties officeooo:rsid="006e04cd"/>
    </style:style>
    <style:style style:name="T36" style:family="text">
      <style:text-properties officeooo:rsid="0073f533"/>
    </style:style>
    <style:style style:name="T37" style:family="text">
      <style:text-properties officeooo:rsid="0076d6b4"/>
    </style:style>
    <style:style style:name="T38" style:family="text">
      <style:text-properties officeooo:rsid="00778e99"/>
    </style:style>
    <style:style style:name="T39" style:family="text">
      <style:text-properties officeooo:rsid="007ac2ee"/>
    </style:style>
    <style:style style:name="T40" style:family="text">
      <style:text-properties officeooo:rsid="007ac74a"/>
    </style:style>
    <style:style style:name="T41" style:family="text">
      <style:text-properties officeooo:rsid="008926fe"/>
    </style:style>
    <style:style style:name="T42" style:family="text">
      <style:text-properties officeooo:rsid="008ab8d0"/>
    </style:style>
    <style:style style:name="T43" style:family="text">
      <style:text-properties officeooo:rsid="008bc3da"/>
    </style:style>
    <style:style style:name="T44" style:family="text">
      <style:text-properties officeooo:rsid="008d11e3"/>
    </style:style>
    <style:style style:name="T45" style:family="text">
      <style:text-properties officeooo:rsid="008e9c14"/>
    </style:style>
    <style:style style:name="T46" style:family="text">
      <style:text-properties officeooo:rsid="009143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H L A S M <text:s text:c="2"/>T S O <text:s text:c="2"/>C o m m a n d</text:p>
      <text:p text:style-name="P2"/>
      <text:p text:style-name="P2">The HLASM TSO command is a command “prompter” to allocate data sets and run the High Level Assembler in the TSO environment.</text:p>
      <text:p text:style-name="P2"/>
      <text:p text:style-name="P12">Command Line</text:p>
      <text:p text:style-name="P54"/>
      <text:p text:style-name="P55">HLASM <text:s/>data set <text:s/>NOADATA/ADATA(data set) <text:s/>NOALIGN/ALIGN <text:s/>NOASMAOPT/</text:p>
      <text:p text:style-name="P55"><text:s text:c="20"/>ASMAOPT(data set) <text:s/>NOBATCH/BATCH <text:s/>NODBCS/DBCS <text:s/>NODXREF/</text:p>
      <text:p text:style-name="P56"><text:s text:c="20"/>DXREF <text:s/>NOESD/ESD <text:s/>NOFOLD/FOLD <text:s/><text:span text:style-name="T23">NOGOFF/GOFF(NOADATA/ADATA)</text:span></text:p>
      <text:p text:style-name="P56"><text:s text:c="20"/><text:span text:style-name="T19">NOLIBMAC/LIBMAC <text:s/>NOLIST/LIST(121/133)</text:span></text:p>
      <text:p text:style-name="P56"><text:span text:style-name="T19"><text:s text:c="20"/>NOMXREF/MXREF(FULL/</text:span> <text:span text:style-name="T19">SOURCE/XREF) <text:s/>NOOBJECT/OBJECT(data set)</text:span></text:p>
      <text:p text:style-name="P66"><text:s text:c="20"/>NOPRINT/PRINT(data set) <text:s/><text:span text:style-name="T25">NORA2/RA2</text:span> <text:s/>NORC/RC <text:s/>NORLD/RLD </text:p>
      <text:p text:style-name="P66"><text:s text:c="20"/>NORXREF/RXREF <text:s/>NOTERM/TERM(data set/*) <text:s/>NOTEST/TEST</text:p>
      <text:p text:style-name="P66"><text:s text:c="20"/>NOTHREAD/THREAD <text:s/>VERSION <text:s/><text:span text:style-name="T26">NOXOBJ/XOBJ(NOADATA/ADATA)</text:span></text:p>
      <text:p text:style-name="P57"><text:s text:c="20"/>NOXREF/XREF(FULL/SHORT UNREFS)<text:note text:id="ftn1" text:note-class="footnote"><text:note-citation>1</text:note-citation><text:note-body><text:p text:style-name="P84">Only XREF(SHORT UNREFS) is valid. UNREFS is ignored when FULL is specified.</text:p></text:note-body></text:note> <text:span text:style-name="T31">LINECOUNT(nnn)</text:span></text:p>
      <text:p text:style-name="P57"><text:s text:c="20"/><text:span text:style-name="T37">LIB(data set … data set)/LIBDD(DD name)/LIBFILE(DD name)</text:span></text:p>
      <text:p text:style-name="P5"/>
      <text:p text:style-name="P2">data set – Specify the data set containing the source statements to be processed by the assembler. <text:s/><text:span text:style-name="T1">The command adds .ASM to the data set name if the data set name is not fully qualified.</text:span></text:p>
      <text:p text:style-name="P9"/>
      <text:p text:style-name="P60">NOADATA/ADATA(data set) – Specify the ADATA or NOADATA High Level Assembler option and the name of the data set to contain the ADATA output from the Assembler. <text:s/><text:span text:style-name="T6">The default is NOADATA.</text:span></text:p>
      <text:p text:style-name="P60"/>
      <text:p text:style-name="P61">NOALIGN/ALIGN – Specify the ALIGN or NOALIGN High Level Assembler option</text:p>
      <text:p text:style-name="P24"/>
      <text:p text:style-name="P81"><text:span text:style-name="T13">ASMAOPT(data set) – </text:span><text:span text:style-name="T14">Specify a data set containing High Level Assembler options as documented for the data set specified by the ASMAOPT DD statement in the </text:span><text:span text:style-name="T15">HLASM Programmer's Guide</text:span><text:span text:style-name="T14"> for your High Level Assembler release. <text:s/>In addition to the usual TSO command option short cuts you can also use OPTDS(data set) <text:s/>The command will append the ASMAOPT suffix to the data set name you specify if it is not a fully qualified data set name.</text:span></text:p>
      <text:p text:style-name="P81"/>
      <text:p text:style-name="P82"><text:span text:style-name="T14">N</text:span><text:span text:style-name="T12">OBATCH/BATCH – Specify the BATCH or NOBATCH High Level Assembler option.</text:span></text:p>
      <text:p text:style-name="P82"/>
      <text:p text:style-name="P61">NODBCS/DBCS – Specify the DBCS or NODBCS High Level Assembler option.</text:p>
      <text:p text:style-name="P82"/>
      <text:p text:style-name="P61">NODXREF/DXREF – Specify the DXREF or NODXREF High Level Assembler option.</text:p>
      <text:p text:style-name="P82"/>
      <text:p text:style-name="P61">NOFOLD/FOLD – Specify the FOLD or NOFOLD High Level Assembler option.</text:p>
      <text:p text:style-name="P61"/>
      <text:p text:style-name="P65">NOGOFF/GOFF(NOADATA/ADATA) – Specify the High Level Assembler GOFF parameter. <text:s/>The XOBJ and GOFF parameters are effectively aliases of each other; HLASM generates the <text:soft-page-break/><text:span text:style-name="T32">G</text:span>OFF Assembler parameter.</text:p>
      <text:p text:style-name="P82"/>
      <text:p text:style-name="P62">LIB(data set … data set) – Specify the data sets containing High Level Assembler macros and copy code. <text:s/>The default is LIB('SYS1.MODGEN' 'SYS1.MACLIB'). <text:s/>To add additional libraries you must also specify the usual libraries. <text:s/><text:span text:style-name="T33">HLASM does not add a suffix to any data set name specified as a library. <text:s/>LIB(STEVE) will allocate data set userid.STEVE.</text:span></text:p>
      <text:p text:style-name="P62"/>
      <text:p text:style-name="P71">LIBDD(DD name) – Specify the DD name assigned to libraries to use as the Assembler SYSLIB for the assembly. <text:s/><text:span text:style-name="T46">The DD statement most include all the data sets required for the assembly, not just the additional data sets to be added to the regular data sets. <text:s/>For example -</text:span></text:p>
      <text:p text:style-name="P71"/>
      <text:p text:style-name="P91">allocate file(macdd) shr reus da(‘prod.maclib’ ‘sys1.modgen’ ‘sys1.maclib’)</text:p>
      <text:p text:style-name="P91">hlasm ‘prod.source(prodpgm)’ libdd(macdd)</text:p>
      <text:p text:style-name="P62"/>
      <text:p text:style-name="P71">LIBFILE(DD name) – Specify the DD name assigned to libraries to use as the Assembler SYSLIB for the assembly</text:p>
      <text:p text:style-name="P71"/>
      <text:p text:style-name="P63">NOLIBMAC/LIBMAC – Specify the LIBMAC or NOLIBMAC High Level Assembler option.</text:p>
      <text:p text:style-name="P63"/>
      <text:p text:style-name="P63">NOLIST/LIST(121/133) – Specify the NOLIST or LIST(nnn) High Level Assembler option. <text:s/>The command does not accept the LIST(MAX) option.</text:p>
      <text:p text:style-name="P9"/>
      <text:p text:style-name="P2">NOTERM/TERM(data set) – List a summary of the assembler run as well as error messages. <text:s/><text:span text:style-name="T1">The default is TERM(*). <text:s/>When you specify TERM(*) the output is routed to the terminal or to the SYSTSPRT data set when HLASM is run in batch. <text:s/>When HLASM is run in a CLIST or Rexx exec the messages can be “trapped” by using OUTTRAP and processed by the CLIST. </text:span></text:p>
      <text:p text:style-name="P7"/>
      <text:p text:style-name="P6">NORENT/RENT – Specify the RENT or NORENT High Level Assembler option. <text:s/>There is no default specified in the command to permit the default Assembler option to be used.</text:p>
      <text:p text:style-name="P6"/>
      <text:p text:style-name="P6">NOTEST/TEST – Specify the TEST or NOTEST High Level Assembler option. <text:s/>The default is TEST.</text:p>
      <text:p text:style-name="P6"/>
      <text:p text:style-name="P67">NORA2/RA2 – Specify the RA2 or NORA2 High Level Assembler <text:span text:style-name="T27">option.</text:span></text:p>
      <text:p text:style-name="P6"/>
      <text:p text:style-name="P6">NORLD/RLD – Specify the RLD or NORLD High Level Assembler option. <text:s/>The default is <text:span text:style-name="T3">NO</text:span>RLD.</text:p>
      <text:p text:style-name="P6"/>
      <text:p text:style-name="P25"><text:span text:style-name="T22">NOPRINT/</text:span>PRINT(data set) – Specify the name of the data set to receive the Assembler listing. <text:s/>The default to direct the listing to the data set specified as the source data set with an ASMLIST suffix. <text:s/><text:span text:style-name="T16">The command will allocate a data set if the data set does not exist. <text:s/>It specifies the equivalent of RECFM=VBM, LRECL=137 in JCL to force the use of </text:span><text:span text:style-name="T17">S</text:span><text:span text:style-name="T16">ystem </text:span><text:span text:style-name="T17">D</text:span><text:span text:style-name="T16">etermined </text:span><text:span text:style-name="T17">B</text:span><text:span text:style-name="T16">lksize for the data set.</text:span></text:p>
      <text:p text:style-name="P6"/>
      <text:p text:style-name="P8">NOOBJECT/OBJECT(data set) – Specify the OBJECT or NOOBJECT High Level Assembler option, and specify the data set where the object output from the assembler is <text:span text:style-name="T28">t</text:span>o be <text:span text:style-name="T28">stored</text:span>. <text:s/>If <text:soft-page-break/>the data set is not specified, the object data set name is created from the input data set <text:span text:style-name="T28">name</text:span>.</text:p>
      <text:p text:style-name="P8"/>
      <text:p text:style-name="P3">NOXREF/XREF(FULL/SHORT UNREFS) – <text:span text:style-name="T2">Specify the XREF or NOXREF assembler option. <text:s/>The default is XREF(SHORT). <text:s/>HLASM supports the High Level Assembler UNREFS option to list symbols that are not referenced.</text:span></text:p>
      <text:p text:style-name="P3"/>
      <text:p text:style-name="P64">NORXREF/RXREF – Specify the RXREF or NORXREF High Level Assembler option.</text:p>
      <text:p text:style-name="P8"/>
      <text:p text:style-name="P20">VERSION – Write a message showing the version of the HLASM command and the date and time the command was assembled.</text:p>
      <text:p text:style-name="P20"/>
      <text:p text:style-name="P21">NOTHREAD/<text:span text:style-name="T6">THREAD</text:span> – Specify the THREAD or NOTHREAD High Level Assembler option.</text:p>
      <text:p text:style-name="P21"/>
      <text:p text:style-name="P65">NOXOBJ/XOBJ(NOADATA/ADATA) – Specify the NOXOBJ or XOBJ High Level Assembler parameter.</text:p>
      <text:p text:style-name="P21"/>
      <text:p text:style-name="P22">NORC/RC – Specify RC or NORC. <text:s/>RC directs the HLASM command to write the HLA00<text:span text:style-name="T11">2</text:span>I ASMA90 RC = nn message after the Assembler completes. <text:s/>Th<text:span text:style-name="T8">e</text:span> default is RC.</text:p>
      <text:p text:style-name="P22"/>
      <text:p text:style-name="P23">LIST(nnn) – Specify the number of bytes in each output line. <text:s/>Only 121 and 133 are valid.</text:p>
      <text:p text:style-name="P10"/>
      <text:p text:style-name="P58">HLASM will allocate a new data set for the data set specified by the ADATA, OBJECT, PRINT and TERM keywords if the data set does not exist when the command is run. <text:s/>The allocation is equivalent to these these JCL parameters -</text:p>
      <text:p text:style-name="P18"/>
      <text:p text:style-name="P59">ADATA – SPACE(3200,(<text:span text:style-name="T20">160,75</text:span>),RLSE),RECFM=VB,LRECL=4095,DSORG=PS<text:note text:id="ftn2" text:note-class="footnote"><text:note-citation>2</text:note-citation><text:note-body><text:p text:style-name="P83">The High Level Assembler override<text:span text:style-name="T10">s</text:span> these <text:span text:style-name="T7">attributes</text:span> with RECFM=VB,LRECL=32756.</text:p></text:note-body></text:note></text:p>
      <text:p text:style-name="P19">ASMLIST – SPACE=(3200,(<text:span text:style-name="T20">4</text:span>0,<text:span text:style-name="T20">2</text:span>0),RLSE),RECFM=VBM,LRECL=<text:span text:style-name="T9">137,</text:span>DSORG=PS</text:p>
      <text:p text:style-name="P19">OBJ – SPACE=(3200,(20,10),RLSE),RECFM=FB,LRECL=80,DSORG=PS</text:p>
      <text:p text:style-name="P19">TERMLIST – SPACE=(3200,(<text:span text:style-name="T20">5,3</text:span>),RLSE),RECFM=<text:span text:style-name="T20">F</text:span>BM,LRECL=12<text:span text:style-name="T20">5</text:span>,DSORG=PS</text:p>
      <text:p text:style-name="P19"/>
      <text:p text:style-name="P58">DSORG=PS is not used when the data set is allocated as a PDS.</text:p>
      <text:p text:style-name="P70"><text:s text:c="19"/></text:p>
      <text:p text:style-name="P13">Data set names specified in the command line</text:p>
      <text:p text:style-name="P68"/>
      <text:p text:style-name="P68">You can specify a data set name in the command line in three ways.</text:p>
      <text:p text:style-name="P68"/>
      <text:list xml:id="list3000978519" text:style-name="L1">
        <text:list-item>
          <text:p text:style-name="P89">A fully qualified data set name, with or without a member name, like 'prod.pgms(member)'.</text:p>
        </text:list-item>
        <text:list-item>
          <text:p text:style-name="P89">An ordinary data set name, with or without a member name. <text:s/>HLASM adds the data specified by the data set prefix specified by the PROFILE command. <text:s/>This is usually your userid. <text:s/>HLASM add<text:span text:style-name="T35">s</text:span> <text:span text:style-name="T35">a</text:span> “standard” suffix <text:span text:style-name="T35">based on the context in which the data set is used</text:span>. <text:s/><text:span text:style-name="T35">STEVE(member) in HLASM </text:span>STEVE(member) becomes userid.STEVE.ASM(member); <text:span text:style-name="T35">HLASM adds the ASM suffix because the context is the data set name is a source program</text:span>.</text:p>
        </text:list-item>
        <text:list-item>
          <text:p text:style-name="P89">A member name enclosed by parenthesis, like (member). <text:s/>HLASM creates a data set <text:soft-page-break/>name of the form userid.suffix(member). <text:s/>When a data set name within a keyword is just a member name, specify it as keyword((member)). <text:s/><text:span text:style-name="T29">print((member)) becomes PRINT(userid.ASMLIST(member)).</text:span></text:p>
        </text:list-item>
      </text:list>
      <text:p text:style-name="P68"/>
      <text:p text:style-name="P69">When HLASM allocates a new partitioned data set, the primary allocation is suitable for a single member. <text:s/>If it is your intent to use the partitioned data set for many members, pre allocate a larger data set with a larger directory. <text:s/>HLASM will use an existing PDSE (that is, a data set allocated with DSNTYPE=LIBRARY) data set, but it will not allocate a new PDSE.</text:p>
      <text:list xml:id="list5833015404568" text:continue-numbering="true" text:style-name="L1">
        <text:list-header>
          <text:p text:style-name="P89"/>
        </text:list-header>
      </text:list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85">High Level Assembler DD</text:p>
            <text:p text:style-name="P85">name</text:p>
          </table:table-cell>
          <table:table-cell table:style-name="Table1.A1" office:value-type="string">
            <text:p text:style-name="P85">HLASM</text:p>
            <text:p text:style-name="P85">keyword</text:p>
          </table:table-cell>
          <table:table-cell table:style-name="Table1.A1" office:value-type="string">
            <text:p text:style-name="P85">Default</text:p>
            <text:p text:style-name="P85">Data set</text:p>
            <text:p text:style-name="P85">Suffix</text:p>
          </table:table-cell>
          <table:table-cell table:style-name="Table1.A1" office:value-type="string">
            <text:p text:style-name="P86">Default</text:p>
            <text:p text:style-name="P86">RECFM</text:p>
          </table:table-cell>
          <table:table-cell table:style-name="Table1.E1" office:value-type="string">
            <text:p text:style-name="P86">Default</text:p>
            <text:p text:style-name="P86">LRECL</text:p>
          </table:table-cell>
        </table:table-row>
        <table:table-row>
          <table:table-cell table:style-name="Table1.A2" office:value-type="string">
            <text:p text:style-name="P85">SYSIN</text:p>
          </table:table-cell>
          <table:table-cell table:style-name="Table1.A2" office:value-type="string">
            <text:p text:style-name="P87">----</text:p>
          </table:table-cell>
          <table:table-cell table:style-name="Table1.A2" office:value-type="string">
            <text:p text:style-name="P85">ASM</text:p>
          </table:table-cell>
          <table:table-cell table:style-name="Table1.A2" office:value-type="string">
            <text:p text:style-name="P87">----</text:p>
          </table:table-cell>
          <table:table-cell table:style-name="Table1.E2" office:value-type="string">
            <text:p text:style-name="P87">----</text:p>
          </table:table-cell>
        </table:table-row>
        <table:table-row>
          <table:table-cell table:style-name="Table1.A2" office:value-type="string">
            <text:p text:style-name="P85">SYSPRINT</text:p>
          </table:table-cell>
          <table:table-cell table:style-name="Table1.A2" office:value-type="string">
            <text:p text:style-name="P85">PRINT</text:p>
          </table:table-cell>
          <table:table-cell table:style-name="Table1.A2" office:value-type="string">
            <text:p text:style-name="P85">ASMLIST</text:p>
          </table:table-cell>
          <table:table-cell table:style-name="Table1.A2" office:value-type="string">
            <text:p text:style-name="P86">VBM</text:p>
          </table:table-cell>
          <table:table-cell table:style-name="Table1.E2" office:value-type="string">
            <text:p text:style-name="P86">137</text:p>
          </table:table-cell>
        </table:table-row>
        <table:table-row>
          <table:table-cell table:style-name="Table1.A2" office:value-type="string">
            <text:p text:style-name="P85">SYSLIN</text:p>
          </table:table-cell>
          <table:table-cell table:style-name="Table1.A2" office:value-type="string">
            <text:p text:style-name="P85">OBJECT</text:p>
          </table:table-cell>
          <table:table-cell table:style-name="Table1.A2" office:value-type="string">
            <text:p text:style-name="P85">OBJ</text:p>
          </table:table-cell>
          <table:table-cell table:style-name="Table1.A2" office:value-type="string">
            <text:p text:style-name="P86">FB</text:p>
          </table:table-cell>
          <table:table-cell table:style-name="Table1.E2" office:value-type="string">
            <text:p text:style-name="P86">80</text:p>
          </table:table-cell>
        </table:table-row>
        <table:table-row>
          <table:table-cell table:style-name="Table1.A2" office:value-type="string">
            <text:p text:style-name="P85">SYSTERM</text:p>
          </table:table-cell>
          <table:table-cell table:style-name="Table1.A2" office:value-type="string">
            <text:p text:style-name="P85">TERM</text:p>
          </table:table-cell>
          <table:table-cell table:style-name="Table1.A2" office:value-type="string">
            <text:p text:style-name="P85">TERMLIST</text:p>
          </table:table-cell>
          <table:table-cell table:style-name="Table1.A2" office:value-type="string">
            <text:p text:style-name="P86">FBM</text:p>
          </table:table-cell>
          <table:table-cell table:style-name="Table1.E2" office:value-type="string">
            <text:p text:style-name="P86">121</text:p>
          </table:table-cell>
        </table:table-row>
        <table:table-row>
          <table:table-cell table:style-name="Table1.A2" office:value-type="string">
            <text:p text:style-name="P85">SYSADATA</text:p>
          </table:table-cell>
          <table:table-cell table:style-name="Table1.A2" office:value-type="string">
            <text:p text:style-name="P85">ADATA</text:p>
          </table:table-cell>
          <table:table-cell table:style-name="Table1.A2" office:value-type="string">
            <text:p text:style-name="P85">ADATA</text:p>
          </table:table-cell>
          <table:table-cell table:style-name="Table1.A2" office:value-type="string">
            <text:p text:style-name="P86">VB</text:p>
          </table:table-cell>
          <table:table-cell table:style-name="Table1.E2" office:value-type="string">
            <text:p text:style-name="P86">32756</text:p>
          </table:table-cell>
        </table:table-row>
        <table:table-row>
          <table:table-cell table:style-name="Table1.A2" office:value-type="string">
            <text:p text:style-name="P85">ASMAOPT</text:p>
          </table:table-cell>
          <table:table-cell table:style-name="Table1.A2" office:value-type="string">
            <text:p text:style-name="P88">ASMAOPT</text:p>
          </table:table-cell>
          <table:table-cell table:style-name="Table1.A2" office:value-type="string">
            <text:p text:style-name="P85">ASMAOPT</text:p>
          </table:table-cell>
          <table:table-cell table:style-name="Table1.A2" office:value-type="string">
            <text:p text:style-name="P87">---</text:p>
          </table:table-cell>
          <table:table-cell table:style-name="Table1.E2" office:value-type="string">
            <text:p text:style-name="P87">---</text:p>
          </table:table-cell>
        </table:table-row>
        <table:table-row>
          <table:table-cell table:style-name="Table1.A2" office:value-type="string">
            <text:p text:style-name="P85">SYSLIB</text:p>
          </table:table-cell>
          <table:table-cell table:style-name="Table1.A2" office:value-type="string">
            <text:p text:style-name="P85">LIB</text:p>
          </table:table-cell>
          <table:table-cell table:style-name="Table1.A2" office:value-type="string">
            <text:p text:style-name="P87">----</text:p>
          </table:table-cell>
          <table:table-cell table:style-name="Table1.A2" office:value-type="string">
            <text:p text:style-name="P87">---</text:p>
          </table:table-cell>
          <table:table-cell table:style-name="Table1.E2" office:value-type="string">
            <text:p text:style-name="P87">---</text:p>
          </table:table-cell>
        </table:table-row>
      </table:table>
      <text:p text:style-name="P4"/>
      <text:p text:style-name="P14">LIBDD(DD name)</text:p>
      <text:p text:style-name="P4"/>
      <text:p text:style-name="P72">The LIBDD parameter directs the HLASM command to send the DD name specified in the parameter to the Assembler to use as a SYSLIB rather than use the standard SYS1.MACLIB and SYS1.MODGEN. <text:s/>For example:</text:p>
      <text:p text:style-name="P72"/>
      <text:p text:style-name="P78">allocate file<text:span text:style-name="T39">(</text:span>prodmac<text:span text:style-name="T39">) dataset</text:span>(‘prod.maclib’ ‘sys1.modgen’ ‘sys1.maclib’) shr reus</text:p>
      <text:p text:style-name="P78">hlasm ‘prod.source(pr<text:span text:style-name="T40">o</text:span>dpgm)’ print(‘prod.pgms.listing(pr<text:span text:style-name="T40">o</text:span>dpgm)’) -</text:p>
      <text:p text:style-name="P78">object<text:span text:style-name="T39">(‘prod.pgms.object(prodpgm)’) libdd(prodmac)</text:span></text:p>
      <text:p text:style-name="P72"/>
      <text:p text:style-name="P73">This will work better if the HLASM command is in a CLIST or Rexx exec or incorporated in a program management system.</text:p>
      <text:p text:style-name="P4"/>
      <text:p text:style-name="P11">Messages</text:p>
      <text:p text:style-name="P16"/>
      <text:p text:style-name="P16">When running HLASM, <text:span text:style-name="T4">the terminal operator</text:span> may see messages from the High Level Assembler and the IKJPARS TSO service. <text:s/>These messages are not documented here.</text:p>
      <text:p text:style-name="P16"/>
      <text:p text:style-name="P17">HLA001I RUNNING HIGH LEVEL ASSEMBLER</text:p>
      <text:p text:style-name="P17"/>
      <text:p text:style-name="P17">Reason: The HLASM command has completed preparing the environment to run the High Level Assembler.</text:p>
      <text:p text:style-name="P17"/>
      <text:p text:style-name="P17">Action: <text:s/><text:span text:style-name="T28">HLASM invokes t</text:span>he High Level Assembler.</text:p>
      <text:p text:style-name="P17"><text:soft-page-break/></text:p>
      <text:p text:style-name="P17">Response: <text:s/>None required. <text:s/>Review any messages from the Assembler.</text:p>
      <text:p text:style-name="P17"/>
      <text:p text:style-name="P16">HLA002I ASM90 RC = nn</text:p>
      <text:p text:style-name="P16"/>
      <text:p text:style-name="P16">Reason: The High Level Assembler terminated with return code nn.</text:p>
      <text:p text:style-name="P16"/>
      <text:p text:style-name="P16">Action: HLASM terminates.</text:p>
      <text:p text:style-name="P16"/>
      <text:p text:style-name="P16">Response: <text:span text:style-name="T18">If the return code is not 0, a</text:span>nalyze the contents of the Assembler listing to determine the actual error. <text:s/>Correct the error and rerun HLASM.</text:p>
      <text:p text:style-name="P74"/>
      <text:p text:style-name="P26">HLA003I HLASM V1L0 12/01/17 07.25</text:p>
      <text:p text:style-name="P26"/>
      <text:p text:style-name="P26">Reason: The VERSION option was specified in the HLASM command line.</text:p>
      <text:p text:style-name="P26"/>
      <text:p text:style-name="P26">Action: The command displays the HLA003<text:span text:style-name="T5">I</text:span> message.</text:p>
      <text:p text:style-name="P26"/>
      <text:p text:style-name="P26">Response: None required.</text:p>
      <text:p text:style-name="P26"/>
      <text:p text:style-name="P31">HLA004<text:span text:style-name="T21">E</text:span> dsname <text:s/>IS TOO LONG TO ADD STANDARD QUALIFIERS</text:p>
      <text:p text:style-name="P31"/>
      <text:p text:style-name="P31">Reason: The data set name is too long to add “standard” data set qualifiers like .ASM, or .TERMLIST.</text:p>
      <text:p text:style-name="P31"/>
      <text:p text:style-name="P31">Action: HLASM directs the IKJPARS service routine to prompt the terminal operator for a better data set name.</text:p>
      <text:p text:style-name="P31"/>
      <text:p text:style-name="P31">Response: Enter a more appropriate data set name if possible.</text:p>
      <text:p text:style-name="P31"/>
      <text:p text:style-name="P32">HLA005<text:span text:style-name="T44">A</text:span> mmm IS NOT IN dddd</text:p>
      <text:p text:style-name="P32"/>
      <text:p text:style-name="P32">Reason: Member mmm is not in data set dddd.</text:p>
      <text:p text:style-name="P32"/>
      <text:p text:style-name="P32">Action: HLASM directs the IKJPARS service routine to prompt the terminal operator for a better data set name.</text:p>
      <text:p text:style-name="P32"/>
      <text:p text:style-name="P32">Response: If possible, enter a valid data set name <text:span text:style-name="T44">and member</text:span>.</text:p>
      <text:p text:style-name="P32"/>
      <text:p text:style-name="P34">HLA006E TOO MANY DATA SETS SPECIFIED IN THE LIB PARAMETER</text:p>
      <text:p text:style-name="P34"/>
      <text:p text:style-name="P34">Reason: HLASM determined the LIB parameter in the command line specified more than 22 data sets. <text:s/>The maximum number of data set HLASM can concatenate is 22.</text:p>
      <text:p text:style-name="P34"/>
      <text:p text:style-name="P34">Action: HLASM frees the data sets it allocated and terminates. <text:s/>If HLASM was entered from a CLIST or Rexx exec, it is terminated.</text:p>
      <text:p text:style-name="P34"/>
      <text:p text:style-name="P34"><text:soft-page-break/>Response: If possible, rerun HLASM specifying fewer libraries in the LIB parameter. <text:s/>Otherwise, use a batch job to perform the assembly.</text:p>
      <text:p text:style-name="P34"/>
      <text:p text:style-name="P38">HLA007<text:span text:style-name="T36">A</text:span> UNABLE TO USE dddd:THE DATA SET IS NOT SEQUENTIAL OR PARTITIONED</text:p>
      <text:p text:style-name="P38"/>
      <text:p text:style-name="P38">Reason: HLASM allocated data set dddd as specified in the command line. <text:s/>It then determined the data set is not a sequential or partitioned data set.</text:p>
      <text:p text:style-name="P35"/>
      <text:p text:style-name="P35">Action: HLASM frees the data set <text:span text:style-name="T36">and prompts the terminal operator for a valid data set.</text:span></text:p>
      <text:p text:style-name="P35"/>
      <text:p text:style-name="P38">Response: Verify that HLASM analyzed the data set correctly using tools like the TSO LISTD command or the ISPF option 3.2 or 3.4 facility. <text:s/>Reenter the HLASM using correct data sets.</text:p>
      <text:p text:style-name="P38"/>
      <text:p text:style-name="P38">HLA008E UNABLE TO USE dddd: THE DATA SET IS SEQUENTIAL BUT THE COMMAND LINE SPECIFIES A MEMBER NAME</text:p>
      <text:p text:style-name="P38"/>
      <text:p text:style-name="P38">Reason: HLASM allocated data set dddd. <text:s/>It then determined the data set is sequential, but the command line also specified a member name.</text:p>
      <text:p text:style-name="P35"/>
      <text:p text:style-name="P37">Action: HLASM frees the data set <text:span text:style-name="T36">and prompts the terminal operator for a valid data set.</text:span></text:p>
      <text:p text:style-name="P35"/>
      <text:p text:style-name="P38">Response: Verify that HLASM analyzed the data set correctly using tools like the TSO LISTD command or the ISPF option 3.2 or 3.4 facility. <text:s/>Reenter the HLASM command using correct data sets.</text:p>
      <text:p text:style-name="P38"/>
      <text:p text:style-name="P38">HLA009E UNABLE TO USE <text:s/>dddd: THE DATA SET IS PARTITIONED, BUT THE COMMAND LINE DOES NOT SPECIFY A MEMBER</text:p>
      <text:p text:style-name="P38"/>
      <text:p text:style-name="P38">Reason: After HLASM allocated data set dddd, it determined the data set is a partitioned data set and the command line did not specify a member name.</text:p>
      <text:p text:style-name="P35"/>
      <text:p text:style-name="P37">Action: HLASM frees the data set <text:span text:style-name="T36">and prompts the terminal operator for a valid data set.</text:span></text:p>
      <text:p text:style-name="P35"/>
      <text:p text:style-name="P38">Response: Verify that HLASM analyzed the data set correctly using tools like the TSO LISTD command or the ISPF option 3.2 or 3.4 facility. <text:s/>Reenter the HLASM command using correct data sets.</text:p>
      <text:p text:style-name="P38"/>
      <text:p text:style-name="P40">HLA010E UNABLE TO USE dddd: THE DATA SET IS NOT PARTITIONED</text:p>
      <text:p text:style-name="P40"/>
      <text:p text:style-name="P40">Reason: HLASM allocated data set dddd specified in the LIB keyword. <text:s/>It then determined dddd is not a partitioned data set as required for a data set containing macro code or code to be copied into an assembler source using the COPY Assembler command.</text:p>
      <text:p text:style-name="P36"/>
      <text:p text:style-name="P36">Action: HLASM frees the data sets it allocated and terminates. <text:s/>If HLASM was entered from a CLIST or Rexx exec, it is terminated.</text:p>
      <text:p text:style-name="P36"/>
      <text:p text:style-name="P39">Response: Verify that HLASM analyzed the data set correctly using tools like the TSO LISTD <text:soft-page-break/>command or the ISPF option 3.2 or 3.4 facility. <text:s/>Reenter the HLASM command using correct data sets.</text:p>
      <text:p text:style-name="P39"/>
      <text:p text:style-name="P41">HLA011A LIBRARY DD IS NOT ALLOCATED</text:p>
      <text:p text:style-name="P41"/>
      <text:p text:style-name="P41">Reason: HLASM determined the dd name specified by the LIBDD or LIBFILE keyword is not allocated to the TSO session.</text:p>
      <text:p text:style-name="P41"/>
      <text:p text:style-name="P41">Action: <text:span text:style-name="T38">TSO prompts the terminal operator to enter a valid DD name.</text:span></text:p>
      <text:p text:style-name="P41"/>
      <text:p text:style-name="P42">Response: Enter a valid DD name.</text:p>
      <text:p text:style-name="P39"/>
      <text:p text:style-name="P49">Operation in TSO in batch</text:p>
      <text:p text:style-name="P27"/>
      <text:p text:style-name="P27">HLASM will operate in TSO in batch. <text:s/>The HLA messages previously documented <text:span text:style-name="T30">as well as High Level Assembler messages sent to the SYSTERM data set</text:span> will appear in the SYSTSPRT data set.</text:p>
      <text:p text:style-name="P27"/>
      <text:p text:style-name="P50">Operation in a CLIST or Rexx EXEC</text:p>
      <text:p text:style-name="P28"/>
      <text:p text:style-name="P28">HLASM will operate as expected in a TSO CLIST or Rexx EXEC. <text:s/>Allocation errors or errors detected by the IKJPARS service routine will cause the command to terminate the CLIST or Rexx EXEC. <text:s/>The HLA messages previously documented <text:span text:style-name="T30">and High Level Assembler messages normally routed to the High Level Assembler SYSTERM data set</text:span> can be “trapped” and displayed by the CLIST or Rexx EXEC.</text:p>
      <text:p text:style-name="P28"/>
      <text:p text:style-name="P52">FLAG / <text:span text:style-name="T24">PCONTROL</text:span> / <text:span text:style-name="T24">COMPAT / </text:span>User Exits</text:p>
      <text:p text:style-name="P28"/>
      <text:p text:style-name="P30">There is no support in the command line options for a number of High Level Assembler options. <text:s/>These options can be specified through ASMAOPT, either in a data set specified by the ASMAOPT(data set) parameter or by pre allocating an ASMAOPT TSO “file.” <text:s/>This also applies to High Level Assembler options like COMPAT, FLAG and some other infrequently specified options like MACHINE, SECTALGN or SIZE.</text:p>
      <text:p text:style-name="P28"/>
      <text:p text:style-name="P51">Miscellany</text:p>
      <text:p text:style-name="P29"/>
      <text:p text:style-name="P29">The command does not allocate a SYSUT1 data set. <text:s/>This means the command requires High Level Assembler Release 5 or later.</text:p>
      <text:p text:style-name="P33"/>
      <text:p text:style-name="P43">A maximum of 2<text:span text:style-name="T34">2</text:span> data sets can be concatenated in the LIB parameter.</text:p>
      <text:p text:style-name="P43"/>
      <text:p text:style-name="P53">Using HLASM</text:p>
      <text:p text:style-name="P44"/>
      <text:p text:style-name="P44">Using HLASM is very easy, though it’s a TSO line mode command and there is no direct ISPF interface.</text:p>
      <text:p text:style-name="P44"/>
      <text:p text:style-name="P44">The full command syntax is discussed at the beginning of this document, though most of the <text:soft-page-break/>multitude of parameters have defaults are what a reasonable user would expect.</text:p>
      <text:p text:style-name="P44"/>
      <text:p text:style-name="P44">Most of the time it’s just</text:p>
      <text:p text:style-name="P44"/>
      <text:p text:style-name="P75">HLASM xyz</text:p>
      <text:p text:style-name="P44">This command assembles a source program in prefix.XYZ.ASM, and stores the assembly listing in prefix.XYZ.ASMLIST <text:s/>and the object output in prefix.XYZ.OBJ.</text:p>
      <text:p text:style-name="P44"/>
      <text:p text:style-name="P45">After the assembly completes you will see something like this on your screen.</text:p>
      <text:p text:style-name="P45"/>
      <text:p text:style-name="P76">hlasm xyz</text:p>
      <text:p text:style-name="P76"><text:s/>RUNNING HIGH LEVEL ASSEMBLER</text:p>
      <text:p text:style-name="P76"><text:s/>Assembler Done No Statements Flagged</text:p>
      <text:p text:style-name="P76"><text:s/>ASMA90 RC = 0</text:p>
      <text:p text:style-name="P76"><text:s/>READY</text:p>
      <text:p text:style-name="P45"/>
      <text:p text:style-name="P45">The Assembler Done No Statements Flagged message is the Assembler SYSTERM data set. <text:s/>HLASM always issues the ASMA90 RC = 0 message so the terminal operator has a positive indication of the result of the assembly even when NOTERM is specified on the command line.</text:p>
      <text:p text:style-name="P45"/>
      <text:p text:style-name="P46">Using HLASM with ISPF</text:p>
      <text:p text:style-name="P46"/>
      <text:p text:style-name="P46">Although HLASM is a line mode TSO command, it can be used within ISPF very effectively.</text:p>
      <text:p text:style-name="P46"/>
      <text:p text:style-name="P46">Of course it can be used in the ISPF command shell (usually option 6 from the ISPF Primary Option Menu), but it can be used very effectively within ISPF Edit.</text:p>
      <text:p text:style-name="P46"/>
      <text:p text:style-name="P46">For example, the top <text:span text:style-name="T43">o</text:span>f a screen might look like this -</text:p>
      <text:p text:style-name="P46"/>
      <text:p text:style-name="P79"><text:s text:c="2"/>File <text:s/>Edit <text:s/>Edit_Settings <text:s/>Menu <text:s/>Utilities <text:s/>Compilers</text:p>
      <text:p text:style-name="P79">-------------------------------------------------------</text:p>
      <text:p text:style-name="P79">EDIT <text:s text:c="6"/>XXXXXX.TESTEDMK.ASM</text:p>
      <text:p text:style-name="P79">Command ===&gt; save;tso hlasm testedmk rent</text:p>
      <text:p text:style-name="P79">****** ***************************** Top of Data ******</text:p>
      <text:p text:style-name="P79">000001 TESTEDMK CSECT</text:p>
      <text:p text:style-name="P79">000002 TESTEDMK AMODE 31</text:p>
      <text:p text:style-name="P79">000003 TESTEDMK RMODE ANY</text:p>
      <text:p text:style-name="P46"/>
      <text:p text:style-name="P46">Here the terminal operator is working on a program in data set TESTEDMK.ASM. <text:s/>The command line shows two ISPF commands. <text:s/>The first is save; the second is TSO HLASM to assemble <text:span text:style-name="T41">the contents of TESTEDMK.ASM. <text:s/>The bottom of the screen is</text:span></text:p>
      <text:p text:style-name="P46"/>
      <text:p text:style-name="P80">000025 PATTERN <text:s/>DC <text:s text:c="3"/>0C' 12,345,678,901'</text:p>
      <text:p text:style-name="P80">000026 <text:s text:c="9"/>DC <text:s text:c="3"/>C' ',2X'20',C',',3X'20',C',',3X'20',C',',X'202120',0D'0' </text:p>
      <text:p text:style-name="P80">000027 MAX <text:s text:c="5"/>DC <text:s text:c="3"/>0P'12345678901'</text:p>
      <text:p text:style-name="P80">000028 <text:s text:c="9"/>END <text:s text:c="2"/>TESTEDMK</text:p>
      <text:p text:style-name="P80">****** **************************** Bottom of Data ****************************</text:p>
      <text:p text:style-name="P80"/>
      <text:p text:style-name="P80"/>
      <text:p text:style-name="P80"/>
      <text:p text:style-name="P80"/>
      <text:p text:style-name="P80"/>
      <text:p text:style-name="P80">RUNNING HIGH LEVEL ASSEMBLER</text:p>
      <text:p text:style-name="P80">Assembler Done No Statements Flagged</text:p>
      <text:p text:style-name="P80">ASMA90 RC = 0</text:p>
      <text:p text:style-name="P80">***</text:p>
      <text:p text:style-name="P46"><text:soft-page-break/></text:p>
      <text:p text:style-name="P47">Rather than execute the HLASM command directly, you can prepare a small Rexx EXEC or CLIST data set, for example -</text:p>
      <text:p text:style-name="P47"/>
      <text:p text:style-name="P77">00010 PROC 0</text:p>
      <text:p text:style-name="P77">00020 CONTROL LIST</text:p>
      <text:p text:style-name="P77">00030 <text:span text:style-name="T43">HL</text:span>ASM TESTEDMK</text:p>
      <text:p text:style-name="P77">00040 IF &amp;LASTCC &lt;= 4 THEN +</text:p>
      <text:p text:style-name="P77">00050 <text:s text:c="2"/>LINK TESTEDMK TEST</text:p>
      <text:p text:style-name="P47"/>
      <text:p text:style-name="P48">This CLIST uses the return code from the HLASM command – which is usually the return code from the High Level Assembler – to conditionally invoke the IBM supplied LINK TSO command to run the Binder, similar to the mechanism used in batch <text:span text:style-name="T45">p</text:span>rocedures to assemble and link a program. <text:s/>The HLASM command itself will terminate a CLIST or Rexx EXEC when there is an unrecoverable problem running the com<text:span text:style-name="T45">m</text:span>and.</text:p>
      <text:p text:style-name="P48"/>
      <text:p text:style-name="P47">After the assembly <text:span text:style-name="T42">and link edit completes, you can exit ISPF and test the completed program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- <text:page-number text:select-page="current">9</text:page-number><text:s/>-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1-30T09:01:54.774000000</meta:creation-date>
    <dc:date>2019-10-29T00:58:32.278000000</dc:date>
    <meta:editing-duration>PT14H29M24S</meta:editing-duration>
    <meta:editing-cycles>88</meta:editing-cycles>
    <meta:generator>LibreOffice/6.3.2.2$Windows_X86_64 LibreOffice_project/98b30e735bda24bc04ab42594c85f7fd8be07b9c</meta:generator>
    <meta:document-statistic meta:table-count="1" meta:image-count="0" meta:object-count="0" meta:page-count="9" meta:paragraph-count="210" meta:word-count="2639" meta:character-count="16635" meta:non-whitespace-character-count="13827"/>
  </office:meta>
</office:document-meta>
</file>